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80" office:value-type="string" calcext:value-type="string">
            <text:p>exercices parcours ???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table:number-columns-repeated="42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3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table:number-columns-repeated="35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109" office:value-type="string" calcext:value-type="string">
            <text:p>DM arbre – type bac</text:p>
          </table:table-cell>
          <table:table-cell table:style-name="ce66" office:value-type="string" calcext:value-type="string">
            <text:p>Évaluation ?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80" office:value-type="string" calcext:value-type="string">
            <text:p>Routage – RIP</text:p>
          </table:table-cell>
          <table:table-cell table:style-name="ce66" table:number-columns-repeated="4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table:number-columns-repeated="38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8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2:41:11.12519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26T00:09:50.770687789</dc:date>
    <meta:editing-duration>P279DT42M27S</meta:editing-duration>
    <meta:editing-cycles>1040</meta:editing-cycles>
    <meta:generator>LibreOffice/6.1.5.2$Linux_X86_64 LibreOffice_project/10$Build-2</meta:generator>
    <meta:document-statistic meta:table-count="3" meta:cell-count="761" meta:object-count="0"/>
  </office:meta>
</office:document-meta>
</file>